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00782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bf0041"/>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81d41a"/>
    </style:style>
    <style:style style:name="T37" style:family="text">
      <style:text-properties fo:color="#ff8000"/>
    </style:style>
    <style:style style:name="T38" style:family="text">
      <style:text-properties fo:color="#111111"/>
    </style:style>
    <style:style style:name="T39" style:family="text">
      <style:text-properties fo:color="#669900"/>
    </style:style>
    <style:style style:name="T40" style:family="text">
      <style:text-properties fo:color="#cc9900"/>
    </style:style>
    <style:style style:name="T41" style:family="text">
      <style:text-properties fo:color="#996633"/>
    </style:style>
    <style:style style:name="T42"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7">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8"> ایمپلی فائر</text:span>، قوی<text:span text:style-name="T8">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6.35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8">بیٹھنا، گر پڑتا ہے، گرنا</text:span>،<text:span text:style-name="T16">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8">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1.011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16" office:value-type="string" calcext:value-type="string">
            <text:p>قابل معلوم، نا قابل معلوم،<text:span text:style-name="T23"> تعیین، غیر تعیین</text:span></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8">سالمی</text:span>، [درون <text:span text:style-name="T8">سالمی</text:span>]،<text:span text:style-name="T6"> سالماتی</text:span></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3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3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8">کل قوت</text:span>، <text:span text:style-name="T36">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text:span text:style-name="T8">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text:span text:style-name="T8">تقابل پذیر،</text:span> 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7">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7">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8">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7">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8">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8">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9">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8">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0">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1">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2">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0">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8">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8">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8">ایک حال سے دوسری حال میں عبور کرتا ہے، </text:span><text:span text:style-name="T16">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4">عبوری امکان، عبوری احتمال</text:span>، <text:span text:style-name="T15">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34">عبوری دور</text:span>،<text:span text:style-name="T15">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54">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8">00/00/0000</text:date>, <text:time style:data-style-name="N2" text:time-value="09:07:38.6442484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1-28T12:20:40.541093629</dc:date>
    <meta:editing-duration>P99DT16H5M17S</meta:editing-duration>
    <meta:editing-cycles>4395</meta:editing-cycles>
    <meta:generator>LibreOffice/6.4.7.2$Linux_X86_64 LibreOffice_project/40$Build-2</meta:generator>
    <meta:document-statistic meta:table-count="3" meta:cell-count="700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